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/>
      <table:table table:name="10907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09 年7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26149" table:style-name="ce13">
            <text:p>226,149</text:p>
          </table:table-cell>
          <table:table-cell office:value-type="float" office:value="111710" table:style-name="ce13">
            <text:p>111,710</text:p>
          </table:table-cell>
          <table:table-cell office:value-type="float" office:value="2578" table:style-name="ce13">
            <text:p>2,578</text:p>
          </table:table-cell>
          <table:table-cell office:value-type="float" office:value="2044" table:style-name="ce13">
            <text:p>2,044</text:p>
          </table:table-cell>
          <table:table-cell office:value-type="float" office:value="187221" table:style-name="ce13">
            <text:p>187,221</text:p>
          </table:table-cell>
          <table:table-cell office:value-type="float" office:value="139929" table:style-name="ce13">
            <text:p>139,929</text:p>
          </table:table-cell>
          <table:table-cell office:value-type="float" office:value="1250279" table:style-name="ce13">
            <text:p>1,250,279</text:p>
          </table:table-cell>
          <table:table-cell office:value-type="float" office:value="834" table:style-name="ce13">
            <text:p>834</text:p>
          </table:table-cell>
          <table:table-cell office:value-type="float" office:value="0.18" table:style-name="ce14">
            <text:p>0.18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793.66" table:style-name="ce14">
            <text:p>793.66</text:p>
          </table:table-cell>
          <table:table-cell office:value-type="float" office:value="275" table:style-name="ce13">
            <text:p>275</text:p>
          </table:table-cell>
          <table:table-cell office:value-type="float" office:value="3595" table:style-name="ce13">
            <text:p>3,59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38767" table:style-name="ce13">
            <text:p>338,767</text:p>
          </table:table-cell>
          <table:table-cell office:value-type="float" office:value="152321" table:style-name="ce13">
            <text:p>152,321</text:p>
          </table:table-cell>
          <table:table-cell office:value-type="float" office:value="3884" table:style-name="ce13">
            <text:p>3,884</text:p>
          </table:table-cell>
          <table:table-cell office:value-type="float" office:value="2190" table:style-name="ce13">
            <text:p>2,190</text:p>
          </table:table-cell>
          <table:table-cell office:value-type="float" office:value="370494" table:style-name="ce13">
            <text:p>370,494</text:p>
          </table:table-cell>
          <table:table-cell office:value-type="float" office:value="149356" table:style-name="ce13">
            <text:p>149,356</text:p>
          </table:table-cell>
          <table:table-cell office:value-type="float" office:value="1044154" table:style-name="ce13">
            <text:p>1,044,154</text:p>
          </table:table-cell>
          <table:table-cell office:value-type="float" office:value="681" table:style-name="ce13">
            <text:p>681</text:p>
          </table:table-cell>
          <table:table-cell office:value-type="float" office:value="0.25" table:style-name="ce14">
            <text:p>0.25</text:p>
          </table:table-cell>
          <table:table-cell office:value-type="float" office:value="0.22" table:style-name="ce14">
            <text:p>0.22</text:p>
          </table:table-cell>
          <table:table-cell office:value-type="float" office:value="1063.4000000000001" table:style-name="ce14">
            <text:p>1,063.40</text:p>
          </table:table-cell>
          <table:table-cell office:value-type="float" office:value="1938" table:style-name="ce13">
            <text:p>1,938</text:p>
          </table:table-cell>
          <table:table-cell office:value-type="float" office:value="13882" table:style-name="ce13">
            <text:p>13,88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571807" table:style-name="ce13">
            <text:p>571,807</text:p>
          </table:table-cell>
          <table:table-cell office:value-type="float" office:value="353570" table:style-name="ce13">
            <text:p>353,570</text:p>
          </table:table-cell>
          <table:table-cell office:value-type="float" office:value="9214" table:style-name="ce13">
            <text:p>9,214</text:p>
          </table:table-cell>
          <table:table-cell office:value-type="float" office:value="3734" table:style-name="ce13">
            <text:p>3,734</text:p>
          </table:table-cell>
          <table:table-cell office:value-type="float" office:value="718185" table:style-name="ce13">
            <text:p>718,185</text:p>
          </table:table-cell>
          <table:table-cell office:value-type="float" office:value="1334690" table:style-name="ce13">
            <text:p>1,334,690</text:p>
          </table:table-cell>
          <table:table-cell office:value-type="float" office:value="5616182" table:style-name="ce13">
            <text:p>5,616,182</text:p>
          </table:table-cell>
          <table:table-cell office:value-type="float" office:value="2240" table:style-name="ce13">
            <text:p>2,240</text:p>
          </table:table-cell>
          <table:table-cell office:value-type="float" office:value="0.11" table:style-name="ce14">
            <text:p>0.11</text:p>
          </table:table-cell>
          <table:table-cell office:value-type="float" office:value="0.08" table:style-name="ce14">
            <text:p>0.08</text:p>
          </table:table-cell>
          <table:table-cell office:value-type="float" office:value="473.04" table:style-name="ce14">
            <text:p>473.04</text:p>
          </table:table-cell>
          <table:table-cell office:value-type="float" office:value="6757" table:style-name="ce13">
            <text:p>6,757</text:p>
          </table:table-cell>
          <table:table-cell office:value-type="float" office:value="38982" table:style-name="ce13">
            <text:p>38,98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273378" table:style-name="ce13">
            <text:p>1,273,378</text:p>
          </table:table-cell>
          <table:table-cell office:value-type="float" office:value="753398" table:style-name="ce13">
            <text:p>753,398</text:p>
          </table:table-cell>
          <table:table-cell office:value-type="float" office:value="30341" table:style-name="ce13">
            <text:p>30,341</text:p>
          </table:table-cell>
          <table:table-cell office:value-type="float" office:value="12728" table:style-name="ce13">
            <text:p>12,728</text:p>
          </table:table-cell>
          <table:table-cell office:value-type="float" office:value="1367205" table:style-name="ce13">
            <text:p>1,367,205</text:p>
          </table:table-cell>
          <table:table-cell office:value-type="float" office:value="1638254" table:style-name="ce13">
            <text:p>1,638,254</text:p>
          </table:table-cell>
          <table:table-cell office:value-type="float" office:value="5330461" table:style-name="ce13">
            <text:p>5,330,461</text:p>
          </table:table-cell>
          <table:table-cell office:value-type="float" office:value="9476" table:style-name="ce13">
            <text:p>9,476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2047.89" table:style-name="ce14">
            <text:p>2,047.89</text:p>
          </table:table-cell>
          <table:table-cell office:value-type="float" office:value="5292" table:style-name="ce13">
            <text:p>5,292</text:p>
          </table:table-cell>
          <table:table-cell office:value-type="float" office:value="40708" table:style-name="ce13">
            <text:p>40,7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17424" table:style-name="ce13">
            <text:p>1,017,424</text:p>
          </table:table-cell>
          <table:table-cell office:value-type="float" office:value="764608" table:style-name="ce13">
            <text:p>764,608</text:p>
          </table:table-cell>
          <table:table-cell office:value-type="float" office:value="8892" table:style-name="ce13">
            <text:p>8,892</text:p>
          </table:table-cell>
          <table:table-cell office:value-type="float" office:value="9731" table:style-name="ce13">
            <text:p>9,731</text:p>
          </table:table-cell>
          <table:table-cell office:value-type="float" office:value="998999" table:style-name="ce13">
            <text:p>998,999</text:p>
          </table:table-cell>
          <table:table-cell office:value-type="float" office:value="4076956" table:style-name="ce13">
            <text:p>4,076,956</text:p>
          </table:table-cell>
          <table:table-cell office:value-type="float" office:value="6304496" table:style-name="ce13">
            <text:p>6,304,496</text:p>
          </table:table-cell>
          <table:table-cell office:value-type="float" office:value="1547" table:style-name="ce13">
            <text:p>1,547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497.09" table:style-name="ce14">
            <text:p>497.09</text:p>
          </table:table-cell>
          <table:table-cell office:value-type="float" office:value="0" table:style-name="ce13">
            <text:p>0</text:p>
          </table:table-cell>
          <table:table-cell office:value-type="float" office:value="28004" table:style-name="ce13">
            <text:p>28,0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37221" table:style-name="ce13">
            <text:p>537,221</text:p>
          </table:table-cell>
          <table:table-cell office:value-type="float" office:value="226463" table:style-name="ce13">
            <text:p>226,463</text:p>
          </table:table-cell>
          <table:table-cell office:value-type="float" office:value="5457" table:style-name="ce13">
            <text:p>5,457</text:p>
          </table:table-cell>
          <table:table-cell office:value-type="float" office:value="5560" table:style-name="ce13">
            <text:p>5,560</text:p>
          </table:table-cell>
          <table:table-cell office:value-type="float" office:value="323609" table:style-name="ce13">
            <text:p>323,609</text:p>
          </table:table-cell>
          <table:table-cell office:value-type="float" office:value="608263" table:style-name="ce13">
            <text:p>608,263</text:p>
          </table:table-cell>
          <table:table-cell office:value-type="float" office:value="2282817" table:style-name="ce13">
            <text:p>2,282,817</text:p>
          </table:table-cell>
          <table:table-cell office:value-type="float" office:value="766" table:style-name="ce13">
            <text:p>766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647.32000000000005" table:style-name="ce14">
            <text:p>647.32</text:p>
          </table:table-cell>
          <table:table-cell office:value-type="float" office:value="1177" table:style-name="ce13">
            <text:p>1,177</text:p>
          </table:table-cell>
          <table:table-cell office:value-type="float" office:value="12988" table:style-name="ce13">
            <text:p>12,9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38869" table:style-name="ce13">
            <text:p>438,869</text:p>
          </table:table-cell>
          <table:table-cell office:value-type="float" office:value="231711" table:style-name="ce13">
            <text:p>231,711</text:p>
          </table:table-cell>
          <table:table-cell office:value-type="float" office:value="2273" table:style-name="ce13">
            <text:p>2,273</text:p>
          </table:table-cell>
          <table:table-cell office:value-type="float" office:value="2096" table:style-name="ce13">
            <text:p>2,096</text:p>
          </table:table-cell>
          <table:table-cell office:value-type="float" office:value="611599" table:style-name="ce13">
            <text:p>611,599</text:p>
          </table:table-cell>
          <table:table-cell office:value-type="float" office:value="738295" table:style-name="ce13">
            <text:p>738,295</text:p>
          </table:table-cell>
          <table:table-cell office:value-type="float" office:value="1646115" table:style-name="ce13">
            <text:p>1,646,115</text:p>
          </table:table-cell>
          <table:table-cell office:value-type="float" office:value="6909" table:style-name="ce13">
            <text:p>6,909</text:p>
          </table:table-cell>
          <table:table-cell office:value-type="float" office:value="0.18" table:style-name="ce14">
            <text:p>0.18</text:p>
          </table:table-cell>
          <table:table-cell office:value-type="float" office:value="0.11" table:style-name="ce14">
            <text:p>0.11</text:p>
          </table:table-cell>
          <table:table-cell office:value-type="float" office:value="1720.12" table:style-name="ce14">
            <text:p>1,720.12</text:p>
          </table:table-cell>
          <table:table-cell office:value-type="float" office:value="2192" table:style-name="ce13">
            <text:p>2,192</text:p>
          </table:table-cell>
          <table:table-cell office:value-type="float" office:value="23346" table:style-name="ce13">
            <text:p>23,34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3664247" table:style-name="ce13">
            <text:p>3,664,247</text:p>
          </table:table-cell>
          <table:table-cell office:value-type="float" office:value="2362890" table:style-name="ce13">
            <text:p>2,362,890</text:p>
          </table:table-cell>
          <table:table-cell office:value-type="float" office:value="97568" table:style-name="ce13">
            <text:p>97,568</text:p>
          </table:table-cell>
          <table:table-cell office:value-type="float" office:value="22785" table:style-name="ce13">
            <text:p>22,785</text:p>
          </table:table-cell>
          <table:table-cell office:value-type="float" office:value="5127043" table:style-name="ce13">
            <text:p>5,127,043</text:p>
          </table:table-cell>
          <table:table-cell office:value-type="float" office:value="20619337" table:style-name="ce13">
            <text:p>20,619,337</text:p>
          </table:table-cell>
          <table:table-cell office:value-type="float" office:value="29284215" table:style-name="ce13">
            <text:p>29,284,215</text:p>
          </table:table-cell>
          <table:table-cell office:value-type="float" office:value="90411" table:style-name="ce13">
            <text:p>90,411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1479.56" table:style-name="ce14">
            <text:p>1,479.56</text:p>
          </table:table-cell>
          <table:table-cell office:value-type="float" office:value="22468" table:style-name="ce13">
            <text:p>22,468</text:p>
          </table:table-cell>
          <table:table-cell office:value-type="float" office:value="158981" table:style-name="ce13">
            <text:p>158,98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6981398" table:style-name="ce13">
            <text:p>6,981,398</text:p>
          </table:table-cell>
          <table:table-cell office:value-type="float" office:value="4998658" table:style-name="ce13">
            <text:p>4,998,658</text:p>
          </table:table-cell>
          <table:table-cell office:value-type="float" office:value="72686" table:style-name="ce13">
            <text:p>72,686</text:p>
          </table:table-cell>
          <table:table-cell office:value-type="float" office:value="29543" table:style-name="ce13">
            <text:p>29,543</text:p>
          </table:table-cell>
          <table:table-cell office:value-type="float" office:value="17536724" table:style-name="ce13">
            <text:p>17,536,724</text:p>
          </table:table-cell>
          <table:table-cell office:value-type="float" office:value="20871930" table:style-name="ce13">
            <text:p>20,871,930</text:p>
          </table:table-cell>
          <table:table-cell office:value-type="float" office:value="50408071" table:style-name="ce13">
            <text:p>50,408,071</text:p>
          </table:table-cell>
          <table:table-cell office:value-type="float" office:value="214043" table:style-name="ce13">
            <text:p>214,043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1362.79" table:style-name="ce14">
            <text:p>1,362.79</text:p>
          </table:table-cell>
          <table:table-cell office:value-type="float" office:value="42664" table:style-name="ce13">
            <text:p>42,664</text:p>
          </table:table-cell>
          <table:table-cell office:value-type="float" office:value="312689" table:style-name="ce13">
            <text:p>312,68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4206" table:style-name="ce13">
            <text:p>14,206</text:p>
          </table:table-cell>
          <table:table-cell office:value-type="float" office:value="7118" table:style-name="ce13">
            <text:p>7,118</text:p>
          </table:table-cell>
          <table:table-cell office:value-type="float" office:value="270" table:style-name="ce13">
            <text:p>270</text:p>
          </table:table-cell>
          <table:table-cell office:value-type="float" office:value="91" table:style-name="ce13">
            <text:p>91</text:p>
          </table:table-cell>
          <table:table-cell office:value-type="float" office:value="11478" table:style-name="ce13">
            <text:p>11,478</text:p>
          </table:table-cell>
          <table:table-cell office:value-type="float" office:value="0" table:style-name="ce13">
            <text:p>0</text:p>
          </table:table-cell>
          <table:table-cell office:value-type="float" office:value="215213" table:style-name="ce13">
            <text:p>215,213</text:p>
          </table:table-cell>
          <table:table-cell office:value-type="float" office:value="154" table:style-name="ce13">
            <text:p>154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385.32" table:style-name="ce14">
            <text:p>385.32</text:p>
          </table:table-cell>
          <table:table-cell office:value-type="float" office:value="0" table:style-name="ce13">
            <text:p>0</text:p>
          </table:table-cell>
          <table:table-cell office:value-type="float" office:value="430" table:style-name="ce13">
            <text:p>43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963046" table:style-name="ce13">
            <text:p>963,046</text:p>
          </table:table-cell>
          <table:table-cell office:value-type="float" office:value="620403" table:style-name="ce13">
            <text:p>620,403</text:p>
          </table:table-cell>
          <table:table-cell office:value-type="float" office:value="14404" table:style-name="ce13">
            <text:p>14,404</text:p>
          </table:table-cell>
          <table:table-cell office:value-type="float" office:value="4488" table:style-name="ce13">
            <text:p>4,488</text:p>
          </table:table-cell>
          <table:table-cell office:value-type="float" office:value="1399202" table:style-name="ce13">
            <text:p>1,399,202</text:p>
          </table:table-cell>
          <table:table-cell office:value-type="float" office:value="3573915" table:style-name="ce13">
            <text:p>3,573,915</text:p>
          </table:table-cell>
          <table:table-cell office:value-type="float" office:value="6821194" table:style-name="ce13">
            <text:p>6,821,194</text:p>
          </table:table-cell>
          <table:table-cell office:value-type="float" office:value="2844" table:style-name="ce13">
            <text:p>2,844</text:p>
          </table:table-cell>
          <table:table-cell office:value-type="float" office:value="0.17" table:style-name="ce14">
            <text:p>0.17</text:p>
          </table:table-cell>
          <table:table-cell office:value-type="float" office:value="0.09" table:style-name="ce14">
            <text:p>0.09</text:p>
          </table:table-cell>
          <table:table-cell office:value-type="float" office:value="528.95000000000005" table:style-name="ce14">
            <text:p>528.95</text:p>
          </table:table-cell>
          <table:table-cell office:value-type="float" office:value="5569" table:style-name="ce13">
            <text:p>5,569</text:p>
          </table:table-cell>
          <table:table-cell office:value-type="float" office:value="36784" table:style-name="ce13">
            <text:p>36,78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59733" table:style-name="ce13">
            <text:p>2,859,733</text:p>
          </table:table-cell>
          <table:table-cell office:value-type="float" office:value="2185647" table:style-name="ce13">
            <text:p>2,185,647</text:p>
          </table:table-cell>
          <table:table-cell office:value-type="float" office:value="12173" table:style-name="ce13">
            <text:p>12,173</text:p>
          </table:table-cell>
          <table:table-cell office:value-type="float" office:value="27351" table:style-name="ce13">
            <text:p>27,351</text:p>
          </table:table-cell>
          <table:table-cell office:value-type="float" office:value="11106902" table:style-name="ce13">
            <text:p>11,106,902</text:p>
          </table:table-cell>
          <table:table-cell office:value-type="float" office:value="10022559" table:style-name="ce13">
            <text:p>10,022,559</text:p>
          </table:table-cell>
          <table:table-cell office:value-type="float" office:value="16306600" table:style-name="ce13">
            <text:p>16,306,600</text:p>
          </table:table-cell>
          <table:table-cell office:value-type="float" office:value="70364" table:style-name="ce13">
            <text:p>70,364</text:p>
          </table:table-cell>
          <table:table-cell office:value-type="float" office:value="0.56000000000000005" table:style-name="ce14">
            <text:p>0.56</text:p>
          </table:table-cell>
          <table:table-cell office:value-type="float" office:value="0.11" table:style-name="ce14">
            <text:p>0.11</text:p>
          </table:table-cell>
          <table:table-cell office:value-type="float" office:value="483.7" table:style-name="ce14">
            <text:p>483.70</text:p>
          </table:table-cell>
          <table:table-cell office:value-type="float" office:value="96516" table:style-name="ce13">
            <text:p>96,516</text:p>
          </table:table-cell>
          <table:table-cell office:value-type="float" office:value="374055" table:style-name="ce13">
            <text:p>374,05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203428" table:style-name="ce13">
            <text:p>203,428</text:p>
          </table:table-cell>
          <table:table-cell office:value-type="float" office:value="110348" table:style-name="ce13">
            <text:p>110,348</text:p>
          </table:table-cell>
          <table:table-cell office:value-type="float" office:value="927" table:style-name="ce13">
            <text:p>927</text:p>
          </table:table-cell>
          <table:table-cell office:value-type="float" office:value="1332" table:style-name="ce13">
            <text:p>1,332</text:p>
          </table:table-cell>
          <table:table-cell office:value-type="float" office:value="336546" table:style-name="ce13">
            <text:p>336,546</text:p>
          </table:table-cell>
          <table:table-cell office:value-type="float" office:value="105998" table:style-name="ce13">
            <text:p>105,998</text:p>
          </table:table-cell>
          <table:table-cell office:value-type="float" office:value="1049848" table:style-name="ce13">
            <text:p>1,049,848</text:p>
          </table:table-cell>
          <table:table-cell office:value-type="float" office:value="2085" table:style-name="ce13">
            <text:p>2,085</text:p>
          </table:table-cell>
          <table:table-cell office:value-type="float" office:value="0.08" table:style-name="ce14">
            <text:p>0.08</text:p>
          </table:table-cell>
          <table:table-cell office:value-type="float" office:value="0.03" table:style-name="ce14">
            <text:p>0.03</text:p>
          </table:table-cell>
          <table:table-cell office:value-type="float" office:value="369.86" table:style-name="ce14">
            <text:p>369.86</text:p>
          </table:table-cell>
          <table:table-cell office:value-type="float" office:value="1258" table:style-name="ce13">
            <text:p>1,258</text:p>
          </table:table-cell>
          <table:table-cell office:value-type="float" office:value="11519" table:style-name="ce13">
            <text:p>11,51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394755" table:style-name="ce13">
            <text:p>394,755</text:p>
          </table:table-cell>
          <table:table-cell office:value-type="float" office:value="275131" table:style-name="ce13">
            <text:p>275,131</text:p>
          </table:table-cell>
          <table:table-cell office:value-type="float" office:value="17068" table:style-name="ce13">
            <text:p>17,068</text:p>
          </table:table-cell>
          <table:table-cell office:value-type="float" office:value="2371" table:style-name="ce13">
            <text:p>2,371</text:p>
          </table:table-cell>
          <table:table-cell office:value-type="float" office:value="1245680" table:style-name="ce13">
            <text:p>1,245,680</text:p>
          </table:table-cell>
          <table:table-cell office:value-type="float" office:value="547991" table:style-name="ce13">
            <text:p>547,991</text:p>
          </table:table-cell>
          <table:table-cell office:value-type="float" office:value="3591445" table:style-name="ce13">
            <text:p>3,591,445</text:p>
          </table:table-cell>
          <table:table-cell office:value-type="float" office:value="5658" table:style-name="ce13">
            <text:p>5,658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1145.8499999999999" table:style-name="ce14">
            <text:p>1,145.85</text:p>
          </table:table-cell>
          <table:table-cell office:value-type="float" office:value="4622" table:style-name="ce13">
            <text:p>4,622</text:p>
          </table:table-cell>
          <table:table-cell office:value-type="float" office:value="37611" table:style-name="ce13">
            <text:p>37,61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46327" table:style-name="ce13">
            <text:p>146,327</text:p>
          </table:table-cell>
          <table:table-cell office:value-type="float" office:value="78866" table:style-name="ce13">
            <text:p>78,866</text:p>
          </table:table-cell>
          <table:table-cell office:value-type="float" office:value="1329" table:style-name="ce13">
            <text:p>1,329</text:p>
          </table:table-cell>
          <table:table-cell office:value-type="float" office:value="776" table:style-name="ce13">
            <text:p>776</text:p>
          </table:table-cell>
          <table:table-cell office:value-type="float" office:value="226521" table:style-name="ce13">
            <text:p>226,521</text:p>
          </table:table-cell>
          <table:table-cell office:value-type="float" office:value="50213" table:style-name="ce13">
            <text:p>50,213</text:p>
          </table:table-cell>
          <table:table-cell office:value-type="float" office:value="608246" table:style-name="ce13">
            <text:p>608,246</text:p>
          </table:table-cell>
          <table:table-cell office:value-type="float" office:value="382" table:style-name="ce13">
            <text:p>382</text:p>
          </table:table-cell>
          <table:table-cell office:value-type="float" office:value="0.31" table:style-name="ce14">
            <text:p>0.31</text:p>
          </table:table-cell>
          <table:table-cell office:value-type="float" office:value="0.01" table:style-name="ce14">
            <text:p>0.01</text:p>
          </table:table-cell>
          <table:table-cell office:value-type="float" office:value="1340.06" table:style-name="ce14">
            <text:p>1,340.06</text:p>
          </table:table-cell>
          <table:table-cell office:value-type="float" office:value="905" table:style-name="ce13">
            <text:p>905</text:p>
          </table:table-cell>
          <table:table-cell office:value-type="float" office:value="9670" table:style-name="ce13">
            <text:p>9,67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19771" table:style-name="ce13">
            <text:p>619,771</text:p>
          </table:table-cell>
          <table:table-cell office:value-type="float" office:value="428002" table:style-name="ce13">
            <text:p>428,002</text:p>
          </table:table-cell>
          <table:table-cell office:value-type="float" office:value="8155" table:style-name="ce13">
            <text:p>8,155</text:p>
          </table:table-cell>
          <table:table-cell office:value-type="float" office:value="8827" table:style-name="ce13">
            <text:p>8,827</text:p>
          </table:table-cell>
          <table:table-cell office:value-type="float" office:value="2004060" table:style-name="ce13">
            <text:p>2,004,060</text:p>
          </table:table-cell>
          <table:table-cell office:value-type="float" office:value="1704927" table:style-name="ce13">
            <text:p>1,704,927</text:p>
          </table:table-cell>
          <table:table-cell office:value-type="float" office:value="6105160" table:style-name="ce13">
            <text:p>6,105,160</text:p>
          </table:table-cell>
          <table:table-cell office:value-type="float" office:value="23732" table:style-name="ce13">
            <text:p>23,732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2099.5700000000002" table:style-name="ce14">
            <text:p>2,099.57</text:p>
          </table:table-cell>
          <table:table-cell office:value-type="float" office:value="5540" table:style-name="ce13">
            <text:p>5,540</text:p>
          </table:table-cell>
          <table:table-cell office:value-type="float" office:value="43009" table:style-name="ce13">
            <text:p>43,00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543" table:style-name="ce13">
            <text:p>9,543</text:p>
          </table:table-cell>
          <table:table-cell office:value-type="float" office:value="4997" table:style-name="ce13">
            <text:p>4,997</text:p>
          </table:table-cell>
          <table:table-cell office:value-type="float" office:value="20" table:style-name="ce13">
            <text:p>20</text:p>
          </table:table-cell>
          <table:table-cell office:value-type="float" office:value="50" table:style-name="ce13">
            <text:p>50</text:p>
          </table:table-cell>
          <table:table-cell office:value-type="float" office:value="11383" table:style-name="ce13">
            <text:p>11,383</text:p>
          </table:table-cell>
          <table:table-cell office:value-type="float" office:value="2004" table:style-name="ce13">
            <text:p>2,004</text:p>
          </table:table-cell>
          <table:table-cell office:value-type="float" office:value="44027" table:style-name="ce13">
            <text:p>44,027</text:p>
          </table:table-cell>
          <table:table-cell office:value-type="float" office:value="0" table:style-name="ce13">
            <text:p>0</text:p>
          </table:table-cell>
          <table:table-cell office:value-type="float" office:value="0.31" table:style-name="ce14">
            <text:p>0.31</text:p>
          </table:table-cell>
          <table:table-cell office:value-type="float" office:value="0" table:style-name="ce14">
            <text:p>0.00</text:p>
          </table:table-cell>
          <table:table-cell office:value-type="float" office:value="474.15" table:style-name="ce14">
            <text:p>474.15</text:p>
          </table:table-cell>
          <table:table-cell office:value-type="float" office:value="146" table:style-name="ce13">
            <text:p>146</text:p>
          </table:table-cell>
          <table:table-cell office:value-type="float" office:value="664" table:style-name="ce13">
            <text:p>66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871380" table:style-name="ce13">
            <text:p>871,380</text:p>
          </table:table-cell>
          <table:table-cell office:value-type="float" office:value="521733" table:style-name="ce13">
            <text:p>521,733</text:p>
          </table:table-cell>
          <table:table-cell office:value-type="float" office:value="11919" table:style-name="ce13">
            <text:p>11,919</text:p>
          </table:table-cell>
          <table:table-cell office:value-type="float" office:value="5652" table:style-name="ce13">
            <text:p>5,652</text:p>
          </table:table-cell>
          <table:table-cell office:value-type="float" office:value="1580969" table:style-name="ce13">
            <text:p>1,580,969</text:p>
          </table:table-cell>
          <table:table-cell office:value-type="float" office:value="2110044" table:style-name="ce13">
            <text:p>2,110,044</text:p>
          </table:table-cell>
          <table:table-cell office:value-type="float" office:value="5267668" table:style-name="ce13">
            <text:p>5,267,668</text:p>
          </table:table-cell>
          <table:table-cell office:value-type="float" office:value="4955" table:style-name="ce13">
            <text:p>4,955</text:p>
          </table:table-cell>
          <table:table-cell office:value-type="float" office:value="0.15" table:style-name="ce14">
            <text:p>0.15</text:p>
          </table:table-cell>
          <table:table-cell office:value-type="float" office:value="0.01" table:style-name="ce14">
            <text:p>0.01</text:p>
          </table:table-cell>
          <table:table-cell office:value-type="float" office:value="219.02" table:style-name="ce14">
            <text:p>219.02</text:p>
          </table:table-cell>
          <table:table-cell office:value-type="float" office:value="6896" table:style-name="ce13">
            <text:p>6,896</text:p>
          </table:table-cell>
          <table:table-cell office:value-type="float" office:value="48803" table:style-name="ce13">
            <text:p>48,80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0152" table:style-name="ce13">
            <text:p>110,152</text:p>
          </table:table-cell>
          <table:table-cell office:value-type="float" office:value="54646" table:style-name="ce13">
            <text:p>54,646</text:p>
          </table:table-cell>
          <table:table-cell office:value-type="float" office:value="966" table:style-name="ce13">
            <text:p>966</text:p>
          </table:table-cell>
          <table:table-cell office:value-type="float" office:value="758" table:style-name="ce13">
            <text:p>758</text:p>
          </table:table-cell>
          <table:table-cell office:value-type="float" office:value="194108" table:style-name="ce13">
            <text:p>194,108</text:p>
          </table:table-cell>
          <table:table-cell office:value-type="float" office:value="90085" table:style-name="ce13">
            <text:p>90,085</text:p>
          </table:table-cell>
          <table:table-cell office:value-type="float" office:value="387984" table:style-name="ce13">
            <text:p>387,984</text:p>
          </table:table-cell>
          <table:table-cell office:value-type="float" office:value="186" table:style-name="ce13">
            <text:p>186</text:p>
          </table:table-cell>
          <table:table-cell office:value-type="float" office:value="0.46" table:style-name="ce14">
            <text:p>0.46</text:p>
          </table:table-cell>
          <table:table-cell office:value-type="float" office:value="0.06" table:style-name="ce14">
            <text:p>0.06</text:p>
          </table:table-cell>
          <table:table-cell office:value-type="float" office:value="647.04999999999995" table:style-name="ce14">
            <text:p>647.05</text:p>
          </table:table-cell>
          <table:table-cell office:value-type="float" office:value="0" table:style-name="ce13">
            <text:p>0</text:p>
          </table:table-cell>
          <table:table-cell office:value-type="float" office:value="5904" table:style-name="ce13">
            <text:p>5,9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229" table:style-name="ce13">
            <text:p>15,229</text:p>
          </table:table-cell>
          <table:table-cell office:value-type="float" office:value="10235" table:style-name="ce13">
            <text:p>10,235</text:p>
          </table:table-cell>
          <table:table-cell office:value-type="float" office:value="104" table:style-name="ce13">
            <text:p>104</text:p>
          </table:table-cell>
          <table:table-cell office:value-type="float" office:value="38" table:style-name="ce13">
            <text:p>38</text:p>
          </table:table-cell>
          <table:table-cell office:value-type="float" office:value="20832" table:style-name="ce13">
            <text:p>20,832</text:p>
          </table:table-cell>
          <table:table-cell office:value-type="float" office:value="14862" table:style-name="ce13">
            <text:p>14,862</text:p>
          </table:table-cell>
          <table:table-cell office:value-type="float" office:value="117015" table:style-name="ce13">
            <text:p>117,015</text:p>
          </table:table-cell>
          <table:table-cell office:value-type="float" office:value="25" table:style-name="ce13">
            <text:p>25</text:p>
          </table:table-cell>
          <table:table-cell office:value-type="float" office:value="0.5" table:style-name="ce14">
            <text:p>0.50</text:p>
          </table:table-cell>
          <table:table-cell office:value-type="float" office:value="0" table:style-name="ce14">
            <text:p>0.00</text:p>
          </table:table-cell>
          <table:table-cell office:value-type="float" office:value="4987.96" table:style-name="ce14">
            <text:p>4,987.96</text:p>
          </table:table-cell>
          <table:table-cell office:value-type="float" office:value="172" table:style-name="ce13">
            <text:p>172</text:p>
          </table:table-cell>
          <table:table-cell office:value-type="float" office:value="1014" table:style-name="ce13">
            <text:p>1,01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196946" table:style-name="ce13">
            <text:p>2,196,946</text:p>
          </table:table-cell>
          <table:table-cell office:value-type="float" office:value="1306551" table:style-name="ce13">
            <text:p>1,306,551</text:p>
          </table:table-cell>
          <table:table-cell office:value-type="float" office:value="31189" table:style-name="ce13">
            <text:p>31,189</text:p>
          </table:table-cell>
          <table:table-cell office:value-type="float" office:value="26805" table:style-name="ce13">
            <text:p>26,805</text:p>
          </table:table-cell>
          <table:table-cell office:value-type="float" office:value="5688848" table:style-name="ce13">
            <text:p>5,688,848</text:p>
          </table:table-cell>
          <table:table-cell office:value-type="float" office:value="4083407" table:style-name="ce13">
            <text:p>4,083,407</text:p>
          </table:table-cell>
          <table:table-cell office:value-type="float" office:value="9754617" table:style-name="ce13">
            <text:p>9,754,617</text:p>
          </table:table-cell>
          <table:table-cell office:value-type="float" office:value="60669" table:style-name="ce13">
            <text:p>60,669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157.37" table:style-name="ce14">
            <text:p>157.37</text:p>
          </table:table-cell>
          <table:table-cell office:value-type="float" office:value="12874" table:style-name="ce13">
            <text:p>12,874</text:p>
          </table:table-cell>
          <table:table-cell office:value-type="float" office:value="118277" table:style-name="ce13">
            <text:p>118,27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618470" table:style-name="ce13">
            <text:p>1,618,470</text:p>
          </table:table-cell>
          <table:table-cell office:value-type="float" office:value="1014033" table:style-name="ce13">
            <text:p>1,014,033</text:p>
          </table:table-cell>
          <table:table-cell office:value-type="float" office:value="11836" table:style-name="ce13">
            <text:p>11,836</text:p>
          </table:table-cell>
          <table:table-cell office:value-type="float" office:value="6099" table:style-name="ce13">
            <text:p>6,099</text:p>
          </table:table-cell>
          <table:table-cell office:value-type="float" office:value="3952079" table:style-name="ce13">
            <text:p>3,952,079</text:p>
          </table:table-cell>
          <table:table-cell office:value-type="float" office:value="5016331" table:style-name="ce13">
            <text:p>5,016,331</text:p>
          </table:table-cell>
          <table:table-cell office:value-type="float" office:value="4977636" table:style-name="ce13">
            <text:p>4,977,636</text:p>
          </table:table-cell>
          <table:table-cell office:value-type="float" office:value="129058" table:style-name="ce13">
            <text:p>129,058</text:p>
          </table:table-cell>
          <table:table-cell office:value-type="float" office:value="0.34" table:style-name="ce14">
            <text:p>0.34</text:p>
          </table:table-cell>
          <table:table-cell office:value-type="float" office:value="0.11" table:style-name="ce14">
            <text:p>0.11</text:p>
          </table:table-cell>
          <table:table-cell office:value-type="float" office:value="100.74" table:style-name="ce14">
            <text:p>100.74</text:p>
          </table:table-cell>
          <table:table-cell office:value-type="float" office:value="12175" table:style-name="ce13">
            <text:p>12,175</text:p>
          </table:table-cell>
          <table:table-cell office:value-type="float" office:value="96042" table:style-name="ce13">
            <text:p>96,04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68642" table:style-name="ce13">
            <text:p>1,168,642</text:p>
          </table:table-cell>
          <table:table-cell office:value-type="float" office:value="625627" table:style-name="ce13">
            <text:p>625,627</text:p>
          </table:table-cell>
          <table:table-cell office:value-type="float" office:value="4260" table:style-name="ce13">
            <text:p>4,260</text:p>
          </table:table-cell>
          <table:table-cell office:value-type="float" office:value="7397" table:style-name="ce13">
            <text:p>7,397</text:p>
          </table:table-cell>
          <table:table-cell office:value-type="float" office:value="1383171" table:style-name="ce13">
            <text:p>1,383,171</text:p>
          </table:table-cell>
          <table:table-cell office:value-type="float" office:value="3067060" table:style-name="ce13">
            <text:p>3,067,060</text:p>
          </table:table-cell>
          <table:table-cell office:value-type="float" office:value="5317686" table:style-name="ce13">
            <text:p>5,317,686</text:p>
          </table:table-cell>
          <table:table-cell office:value-type="float" office:value="15915" table:style-name="ce13">
            <text:p>15,915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889.72" table:style-name="ce14">
            <text:p>889.72</text:p>
          </table:table-cell>
          <table:table-cell office:value-type="float" office:value="4119" table:style-name="ce13">
            <text:p>4,119</text:p>
          </table:table-cell>
          <table:table-cell office:value-type="float" office:value="41098" table:style-name="ce13">
            <text:p>41,09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084392" table:style-name="ce13">
            <text:p>2,084,392</text:p>
          </table:table-cell>
          <table:table-cell office:value-type="float" office:value="1078258" table:style-name="ce13">
            <text:p>1,078,258</text:p>
          </table:table-cell>
          <table:table-cell office:value-type="float" office:value="41802" table:style-name="ce13">
            <text:p>41,802</text:p>
          </table:table-cell>
          <table:table-cell office:value-type="float" office:value="9232" table:style-name="ce13">
            <text:p>9,232</text:p>
          </table:table-cell>
          <table:table-cell office:value-type="float" office:value="4072083" table:style-name="ce13">
            <text:p>4,072,083</text:p>
          </table:table-cell>
          <table:table-cell office:value-type="float" office:value="5282686" table:style-name="ce13">
            <text:p>5,282,686</text:p>
          </table:table-cell>
          <table:table-cell office:value-type="float" office:value="12821162" table:style-name="ce13">
            <text:p>12,821,162</text:p>
          </table:table-cell>
          <table:table-cell office:value-type="float" office:value="93103" table:style-name="ce13">
            <text:p>93,103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673.72" table:style-name="ce14">
            <text:p>673.72</text:p>
          </table:table-cell>
          <table:table-cell office:value-type="float" office:value="13133" table:style-name="ce13">
            <text:p>13,133</text:p>
          </table:table-cell>
          <table:table-cell office:value-type="float" office:value="100064" table:style-name="ce13">
            <text:p>100,06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192382" table:style-name="ce13">
            <text:p>6,192,382</text:p>
          </table:table-cell>
          <table:table-cell office:value-type="float" office:value="4404803" table:style-name="ce13">
            <text:p>4,404,803</text:p>
          </table:table-cell>
          <table:table-cell office:value-type="float" office:value="88120" table:style-name="ce13">
            <text:p>88,120</text:p>
          </table:table-cell>
          <table:table-cell office:value-type="float" office:value="28761" table:style-name="ce13">
            <text:p>28,761</text:p>
          </table:table-cell>
          <table:table-cell office:value-type="float" office:value="12115311" table:style-name="ce13">
            <text:p>12,115,311</text:p>
          </table:table-cell>
          <table:table-cell office:value-type="float" office:value="21394014" table:style-name="ce13">
            <text:p>21,394,014</text:p>
          </table:table-cell>
          <table:table-cell office:value-type="float" office:value="60621125" table:style-name="ce13">
            <text:p>60,621,125</text:p>
          </table:table-cell>
          <table:table-cell office:value-type="float" office:value="277883" table:style-name="ce13">
            <text:p>277,883</text:p>
          </table:table-cell>
          <table:table-cell office:value-type="float" office:value="0.15" table:style-name="ce14">
            <text:p>0.15</text:p>
          </table:table-cell>
          <table:table-cell office:value-type="float" office:value="0.03" table:style-name="ce14">
            <text:p>0.03</text:p>
          </table:table-cell>
          <table:table-cell office:value-type="float" office:value="607.01" table:style-name="ce14">
            <text:p>607.01</text:p>
          </table:table-cell>
          <table:table-cell office:value-type="float" office:value="43334" table:style-name="ce13">
            <text:p>43,334</text:p>
          </table:table-cell>
          <table:table-cell office:value-type="float" office:value="311442" table:style-name="ce13">
            <text:p>311,44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61935" table:style-name="ce13">
            <text:p>361,935</text:p>
          </table:table-cell>
          <table:table-cell office:value-type="float" office:value="183702" table:style-name="ce13">
            <text:p>183,702</text:p>
          </table:table-cell>
          <table:table-cell office:value-type="float" office:value="6734" table:style-name="ce13">
            <text:p>6,734</text:p>
          </table:table-cell>
          <table:table-cell office:value-type="float" office:value="5228" table:style-name="ce13">
            <text:p>5,228</text:p>
          </table:table-cell>
          <table:table-cell office:value-type="float" office:value="1081917" table:style-name="ce13">
            <text:p>1,081,917</text:p>
          </table:table-cell>
          <table:table-cell office:value-type="float" office:value="871277" table:style-name="ce13">
            <text:p>871,277</text:p>
          </table:table-cell>
          <table:table-cell office:value-type="float" office:value="1253399" table:style-name="ce13">
            <text:p>1,253,399</text:p>
          </table:table-cell>
          <table:table-cell office:value-type="float" office:value="7164" table:style-name="ce13">
            <text:p>7,164</text:p>
          </table:table-cell>
          <table:table-cell office:value-type="float" office:value="0.59" table:style-name="ce14">
            <text:p>0.59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197.57" table:style-name="ce14">
            <text:p>197.57</text:p>
          </table:table-cell>
          <table:table-cell office:value-type="float" office:value="6237" table:style-name="ce13">
            <text:p>6,237</text:p>
          </table:table-cell>
          <table:table-cell office:value-type="float" office:value="46395" table:style-name="ce13">
            <text:p>46,39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596643" table:style-name="ce13">
            <text:p>596,643</text:p>
          </table:table-cell>
          <table:table-cell office:value-type="float" office:value="330263" table:style-name="ce13">
            <text:p>330,263</text:p>
          </table:table-cell>
          <table:table-cell office:value-type="float" office:value="10352" table:style-name="ce13">
            <text:p>10,352</text:p>
          </table:table-cell>
          <table:table-cell office:value-type="float" office:value="20803" table:style-name="ce13">
            <text:p>20,803</text:p>
          </table:table-cell>
          <table:table-cell office:value-type="float" office:value="1367859" table:style-name="ce13">
            <text:p>1,367,859</text:p>
          </table:table-cell>
          <table:table-cell office:value-type="float" office:value="2139429" table:style-name="ce13">
            <text:p>2,139,429</text:p>
          </table:table-cell>
          <table:table-cell office:value-type="float" office:value="3833826" table:style-name="ce13">
            <text:p>3,833,826</text:p>
          </table:table-cell>
          <table:table-cell office:value-type="float" office:value="23912" table:style-name="ce13">
            <text:p>23,912</text:p>
          </table:table-cell>
          <table:table-cell office:value-type="float" office:value="0.64" table:style-name="ce14">
            <text:p>0.64</text:p>
          </table:table-cell>
          <table:table-cell office:value-type="float" office:value="0" table:style-name="ce14">
            <text:p>0.00</text:p>
          </table:table-cell>
          <table:table-cell office:value-type="float" office:value="292.8" table:style-name="ce14">
            <text:p>292.80</text:p>
          </table:table-cell>
          <table:table-cell office:value-type="float" office:value="13042" table:style-name="ce13">
            <text:p>13,042</text:p>
          </table:table-cell>
          <table:table-cell office:value-type="float" office:value="85893" table:style-name="ce13">
            <text:p>85,89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549590" table:style-name="ce13">
            <text:p>5,549,590</text:p>
          </table:table-cell>
          <table:table-cell office:value-type="float" office:value="3950827" table:style-name="ce13">
            <text:p>3,950,827</text:p>
          </table:table-cell>
          <table:table-cell office:value-type="float" office:value="68525" table:style-name="ce13">
            <text:p>68,525</text:p>
          </table:table-cell>
          <table:table-cell office:value-type="float" office:value="24068" table:style-name="ce13">
            <text:p>24,068</text:p>
          </table:table-cell>
          <table:table-cell office:value-type="float" office:value="10104376" table:style-name="ce13">
            <text:p>10,104,376</text:p>
          </table:table-cell>
          <table:table-cell office:value-type="float" office:value="23169734" table:style-name="ce13">
            <text:p>23,169,734</text:p>
          </table:table-cell>
          <table:table-cell office:value-type="float" office:value="45812976" table:style-name="ce13">
            <text:p>45,812,976</text:p>
          </table:table-cell>
          <table:table-cell office:value-type="float" office:value="233537" table:style-name="ce13">
            <text:p>233,537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1043.22" table:style-name="ce14">
            <text:p>1,043.22</text:p>
          </table:table-cell>
          <table:table-cell office:value-type="float" office:value="30298" table:style-name="ce13">
            <text:p>30,298</text:p>
          </table:table-cell>
          <table:table-cell office:value-type="float" office:value="214151" table:style-name="ce13">
            <text:p>214,15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7184" table:style-name="ce13">
            <text:p>147,184</text:p>
          </table:table-cell>
          <table:table-cell office:value-type="float" office:value="98442" table:style-name="ce13">
            <text:p>98,442</text:p>
          </table:table-cell>
          <table:table-cell office:value-type="float" office:value="269" table:style-name="ce13">
            <text:p>269</text:p>
          </table:table-cell>
          <table:table-cell office:value-type="float" office:value="562" table:style-name="ce13">
            <text:p>562</text:p>
          </table:table-cell>
          <table:table-cell office:value-type="float" office:value="271929" table:style-name="ce13">
            <text:p>271,929</text:p>
          </table:table-cell>
          <table:table-cell office:value-type="float" office:value="152447" table:style-name="ce13">
            <text:p>152,447</text:p>
          </table:table-cell>
          <table:table-cell office:value-type="float" office:value="393028" table:style-name="ce13">
            <text:p>393,028</text:p>
          </table:table-cell>
          <table:table-cell office:value-type="float" office:value="2186" table:style-name="ce13">
            <text:p>2,186</text:p>
          </table:table-cell>
          <table:table-cell office:value-type="float" office:value="0.21" table:style-name="ce14">
            <text:p>0.21</text:p>
          </table:table-cell>
          <table:table-cell office:value-type="float" office:value="0" table:style-name="ce14">
            <text:p>0.00</text:p>
          </table:table-cell>
          <table:table-cell office:value-type="float" office:value="896.64" table:style-name="ce14">
            <text:p>896.64</text:p>
          </table:table-cell>
          <table:table-cell office:value-type="float" office:value="477" table:style-name="ce13">
            <text:p>477</text:p>
          </table:table-cell>
          <table:table-cell office:value-type="float" office:value="4133" table:style-name="ce13">
            <text:p>4,13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4020" table:style-name="ce13">
            <text:p>124,020</text:p>
          </table:table-cell>
          <table:table-cell office:value-type="float" office:value="57316" table:style-name="ce13">
            <text:p>57,316</text:p>
          </table:table-cell>
          <table:table-cell office:value-type="float" office:value="447" table:style-name="ce13">
            <text:p>447</text:p>
          </table:table-cell>
          <table:table-cell office:value-type="float" office:value="562" table:style-name="ce13">
            <text:p>562</text:p>
          </table:table-cell>
          <table:table-cell office:value-type="float" office:value="223316" table:style-name="ce13">
            <text:p>223,316</text:p>
          </table:table-cell>
          <table:table-cell office:value-type="float" office:value="1149969" table:style-name="ce13">
            <text:p>1,149,969</text:p>
          </table:table-cell>
          <table:table-cell office:value-type="float" office:value="375091" table:style-name="ce13">
            <text:p>375,091</text:p>
          </table:table-cell>
          <table:table-cell office:value-type="float" office:value="569" table:style-name="ce13">
            <text:p>569</text:p>
          </table:table-cell>
          <table:table-cell office:value-type="float" office:value="0.49" table:style-name="ce14">
            <text:p>0.49</text:p>
          </table:table-cell>
          <table:table-cell office:value-type="float" office:value="0.19" table:style-name="ce14">
            <text:p>0.19</text:p>
          </table:table-cell>
          <table:table-cell office:value-type="float" office:value="225.54" table:style-name="ce14">
            <text:p>225.54</text:p>
          </table:table-cell>
          <table:table-cell office:value-type="float" office:value="0" table:style-name="ce13">
            <text:p>0</text:p>
          </table:table-cell>
          <table:table-cell office:value-type="float" office:value="7031" table:style-name="ce13">
            <text:p>7,03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084698" table:style-name="ce13">
            <text:p>7,084,698</text:p>
          </table:table-cell>
          <table:table-cell office:value-type="float" office:value="4607130" table:style-name="ce13">
            <text:p>4,607,130</text:p>
          </table:table-cell>
          <table:table-cell office:value-type="float" office:value="85145" table:style-name="ce13">
            <text:p>85,145</text:p>
          </table:table-cell>
          <table:table-cell office:value-type="float" office:value="36262" table:style-name="ce13">
            <text:p>36,262</text:p>
          </table:table-cell>
          <table:table-cell office:value-type="float" office:value="16020000" table:style-name="ce13">
            <text:p>16,020,000</text:p>
          </table:table-cell>
          <table:table-cell office:value-type="float" office:value="27628638" table:style-name="ce13">
            <text:p>27,628,638</text:p>
          </table:table-cell>
          <table:table-cell office:value-type="float" office:value="69972084" table:style-name="ce13">
            <text:p>69,972,084</text:p>
          </table:table-cell>
          <table:table-cell office:value-type="float" office:value="592530" table:style-name="ce13">
            <text:p>592,530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465.71" table:style-name="ce14">
            <text:p>465.71</text:p>
          </table:table-cell>
          <table:table-cell office:value-type="float" office:value="51240" table:style-name="ce13">
            <text:p>51,240</text:p>
          </table:table-cell>
          <table:table-cell office:value-type="float" office:value="400428" table:style-name="ce13">
            <text:p>400,42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0242" table:style-name="ce13">
            <text:p>590,242</text:p>
          </table:table-cell>
          <table:table-cell office:value-type="float" office:value="261923" table:style-name="ce13">
            <text:p>261,923</text:p>
          </table:table-cell>
          <table:table-cell office:value-type="float" office:value="2797" table:style-name="ce13">
            <text:p>2,797</text:p>
          </table:table-cell>
          <table:table-cell office:value-type="float" office:value="1562" table:style-name="ce13">
            <text:p>1,562</text:p>
          </table:table-cell>
          <table:table-cell office:value-type="float" office:value="413004" table:style-name="ce13">
            <text:p>413,004</text:p>
          </table:table-cell>
          <table:table-cell office:value-type="float" office:value="830885" table:style-name="ce13">
            <text:p>830,885</text:p>
          </table:table-cell>
          <table:table-cell office:value-type="float" office:value="1047609" table:style-name="ce13">
            <text:p>1,047,609</text:p>
          </table:table-cell>
          <table:table-cell office:value-type="float" office:value="3175" table:style-name="ce13">
            <text:p>3,175</text:p>
          </table:table-cell>
          <table:table-cell office:value-type="float" office:value="0.56999999999999995" table:style-name="ce14">
            <text:p>0.57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388.02" table:style-name="ce14">
            <text:p>388.02</text:p>
          </table:table-cell>
          <table:table-cell office:value-type="float" office:value="692" table:style-name="ce13">
            <text:p>692</text:p>
          </table:table-cell>
          <table:table-cell office:value-type="float" office:value="6093" table:style-name="ce13">
            <text:p>6,09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6567" table:style-name="ce13">
            <text:p>176,567</text:p>
          </table:table-cell>
          <table:table-cell office:value-type="float" office:value="104937" table:style-name="ce13">
            <text:p>104,937</text:p>
          </table:table-cell>
          <table:table-cell office:value-type="float" office:value="1750" table:style-name="ce13">
            <text:p>1,750</text:p>
          </table:table-cell>
          <table:table-cell office:value-type="float" office:value="2651" table:style-name="ce13">
            <text:p>2,651</text:p>
          </table:table-cell>
          <table:table-cell office:value-type="float" office:value="272582" table:style-name="ce13">
            <text:p>272,582</text:p>
          </table:table-cell>
          <table:table-cell office:value-type="float" office:value="0" table:style-name="ce13">
            <text:p>0</text:p>
          </table:table-cell>
          <table:table-cell office:value-type="float" office:value="2765784" table:style-name="ce13">
            <text:p>2,765,784</text:p>
          </table:table-cell>
          <table:table-cell office:value-type="float" office:value="374" table:style-name="ce13">
            <text:p>374</text:p>
          </table:table-cell>
          <table:table-cell office:value-type="float" office:value="0.24" table:style-name="ce14">
            <text:p>0.24</text:p>
          </table:table-cell>
          <table:table-cell office:value-type="float" office:value="0" table:style-name="ce14">
            <text:p>0.00</text:p>
          </table:table-cell>
          <table:table-cell office:value-type="float" office:value="1387.26" table:style-name="ce14">
            <text:p>1,387.26</text:p>
          </table:table-cell>
          <table:table-cell office:value-type="float" office:value="3150" table:style-name="ce13">
            <text:p>3,150</text:p>
          </table:table-cell>
          <table:table-cell office:value-type="float" office:value="28030" table:style-name="ce13">
            <text:p>28,03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49148541" table:style-name="ce13">
            <text:p>49,148,541</text:p>
          </table:table-cell>
          <table:table-cell office:value-type="float" office:value="32276267" table:style-name="ce13">
            <text:p>32,276,267</text:p>
          </table:table-cell>
          <table:table-cell office:value-type="float" office:value="653454" table:style-name="ce13">
            <text:p>653,454</text:p>
          </table:table-cell>
          <table:table-cell office:value-type="float" office:value="312137" table:style-name="ce13">
            <text:p>312,137</text:p>
          </table:table-cell>
          <table:table-cell office:value-type="float" office:value="102345235" table:style-name="ce13">
            <text:p>102,345,235</text:p>
          </table:table-cell>
          <table:table-cell office:value-type="float" office:value="163185485" table:style-name="ce13">
            <text:p>163,185,485</text:p>
          </table:table-cell>
          <table:table-cell office:value-type="float" office:value="362627213" table:style-name="ce13">
            <text:p>362,627,213</text:p>
          </table:table-cell>
          <table:table-cell office:value-type="float" office:value="1877367" table:style-name="ce13">
            <text:p>1,877,367</text:p>
          </table:table-cell>
          <table:table-cell office:value-type="float" office:value="0.17217536053667437" table:style-name="ce14">
            <text:p>0.17</text:p>
          </table:table-cell>
          <table:table-cell office:value-type="float" office:value="0.02" table:style-name="ce14">
            <text:p>0.02</text:p>
          </table:table-cell>
          <table:table-cell office:value-type="float" office:value="520.65195301702886" table:style-name="ce14">
            <text:p>520.65</text:p>
          </table:table-cell>
          <table:table-cell office:value-type="float" office:value="395158" table:style-name="ce13">
            <text:p>395,158</text:p>
          </table:table-cell>
          <table:table-cell office:value-type="float" office:value="2661715" table:style-name="ce13">
            <text:p>2,661,715</text:p>
          </table:table-cell>
          <table:table-cell table:number-columns-repeated="16370" table:style-name="ce15"/>
        </table:table-row>
        <table:table-row table:style-name="ro5">
          <table:table-cell table:number-columns-repeated="16384" table:style-name="ce15"/>
        </table:table-row>
        <table:table-row table:style-name="ro5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3" table:style-name="ro5">
          <table:table-cell table:number-columns-repeated="16384" table:style-name="ce15"/>
        </table:table-row>
        <table:table-row table:number-rows-repeated="1048519" table:style-name="ro2">
          <table:table-cell table:number-columns-repeated="16384"/>
        </table:table-row>
      </table:table>
      <table:table table:name="'file:///D:/48100/新聞稿/新聞稿.xlsm'#Working" table:style-name="ta2">
        <table:table-source xlink:href="file:///D:/48100/新聞稿/新聞稿.xlsm" table:table-name="Worki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工作表1" table:style-name="ta2">
        <table:table-source xlink:href="file:///D:/48100/新聞稿/新聞稿.xlsm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原始" table:style-name="ta2">
        <table:table-source xlink:href="file:///D:/48100/新聞稿/新聞稿.xlsm" table:table-name="原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刪除" table:style-name="ta2">
        <table:table-source xlink:href="file:///D:/48100/新聞稿/新聞稿.xlsm" table:table-name="刪除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債協" table:style-name="ta2">
        <table:table-source xlink:href="file:///D:/48100/新聞稿/新聞稿.xlsm" table:table-name="債協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揭露" table:style-name="ta2">
        <table:table-source xlink:href="file:///D:/48100/新聞稿/新聞稿.xlsm" table:table-name="揭露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比較表" table:style-name="ta2">
        <table:table-source xlink:href="file:///D:/48100/新聞稿/新聞稿.xlsm" table:table-name="比較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10907" table:style-name="ta2">
        <table:table-source xlink:href="file:///D:/48100/新聞稿/新聞稿.xlsm" table:table-name="10907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20-08-25T08:19:50Z</meta:creation-date>
    <dc:date>2020-08-25T08:19:51Z</dc:date>
    <meta:print-date>2020-08-25T08:19:50Z</meta:print-date>
  </office:meta>
</office:document-meta>
</file>